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25826B0F93E40662F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poynter-gothic-text" svg:font-family="poynter-gothic-tex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91819"/>
    </style:style>
    <style:style style:name="T1" style:family="text">
      <style:text-properties fo:font-variant="normal" fo:text-transform="none" fo:color="#000000" style:font-name="poynter-gothic-text" fo:font-size="9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.8335in" svg:y="0.2811in" svg:width="6.25in" svg:height="5.1555in" draw:z-index="0">
        <draw:image xlink:href="Pictures/10000000000002580000025826B0F93E40662F35.png" xlink:type="simple" xlink:show="embed" xlink:actuate="onLoad" loext:mime-type="image/png"/>
        <svg:title>Storm: #222c3c | Moon: #989da6 | Leather: #93634a | Nude: #ae9789 | Cloud: #a19e9f</svg:title>
      </draw:frame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<text:tab/>Storm: #222c3c | Moon: #989da6 | Leather: #93634a | Nude: # | Cloud: #a19e9f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poynter-gothic-text" svg:font-family="poynter-gothic-text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9:23:25.103597919</meta:creation-date>
    <dc:date>2020-04-02T21:08:04.639557040</dc:date>
    <meta:editing-duration>PT24M18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14" meta:character-count="77" meta:non-whitespace-character-count="63"/>
  </office:meta>
</office:document-meta>
</file>